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8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9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1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2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1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1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18" style:family="paragraph" style:parent-style-name="Standard">
      <style:text-properties officeooo:rsid="0017007b" officeooo:paragraph-rsid="0012c5e1"/>
    </style:style>
    <style:style style:name="P19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>
      <style:text-properties style:font-name="Arial1" fo:font-size="11pt" fo:font-weight="normal" officeooo:rsid="001461bd" officeooo:paragraph-rsid="0016c155" style:font-size-asian="10.5pt" style:font-weight-asian="normal" style:font-weight-complex="normal"/>
    </style:style>
    <style:style style:name="P26" style:family="paragraph" style:parent-style-name="Standard">
      <style:text-properties style:font-name="Arial1" fo:font-size="11pt" fo:font-weight="normal" officeooo:rsid="0012f029" officeooo:paragraph-rsid="0016c155" style:font-size-asian="10.5pt" style:font-weight-asian="normal" style:font-weight-complex="normal"/>
    </style:style>
    <style:style style:name="P27" style:family="paragraph" style:parent-style-name="Standard">
      <style:text-properties style:font-name="Arial1" officeooo:rsid="000fe81d" officeooo:paragraph-rsid="0016c155"/>
    </style:style>
    <style:style style:name="P28" style:family="paragraph" style:parent-style-name="Standard">
      <style:text-properties fo:font-weight="normal" officeooo:rsid="0012f029" officeooo:paragraph-rsid="0016c155" style:font-weight-asian="normal" style:font-weight-complex="normal"/>
    </style:style>
    <style:style style:name="P29" style:family="paragraph" style:parent-style-name="Standard">
      <style:text-properties officeooo:paragraph-rsid="0016c155"/>
    </style:style>
    <style:style style:name="P3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6c155" style:font-size-asian="12pt" style:font-size-complex="12pt"/>
    </style:style>
    <style:style style:name="P32" style:family="paragraph" style:parent-style-name="Text_20_body">
      <style:text-properties fo:font-weight="normal" officeooo:rsid="0012f029" officeooo:paragraph-rsid="0016c155" style:font-weight-asian="normal" style:font-weight-complex="normal"/>
    </style:style>
    <style:style style:name="P33" style:family="paragraph" style:parent-style-name="Text_20_body">
      <style:text-properties fo:font-weight="normal" officeooo:rsid="00148658" officeooo:paragraph-rsid="0016c155" style:font-weight-asian="normal" style:font-weight-complex="normal"/>
    </style:style>
    <style:style style:name="P34" style:family="paragraph" style:parent-style-name="Text_20_body">
      <style:text-properties style:font-name="Arial1" fo:font-size="11pt" fo:font-weight="normal" officeooo:rsid="00170747" officeooo:paragraph-rsid="0016c155" style:font-size-asian="10.5pt" style:font-weight-asian="normal" style:font-weight-complex="normal"/>
    </style:style>
    <style:style style:name="P35" style:family="paragraph" style:parent-style-name="Text_20_body">
      <style:text-properties fo:color="#dc2300" style:font-name="Ubuntu Mono" officeooo:rsid="00148658" officeooo:paragraph-rsid="0016c155"/>
    </style:style>
    <style:style style:name="P36" style:family="paragraph" style:parent-style-name="Text_20_body">
      <style:paragraph-properties fo:margin-top="0cm" fo:margin-bottom="0.212cm" style:contextual-spacing="false"/>
      <style:text-properties officeooo:paragraph-rsid="0016c155"/>
    </style:style>
    <style:style style:name="P3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officeooo:rsid="00148658" officeooo:paragraph-rsid="0016c155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 fo:font-size="20pt" fo:font-weight="bold" style:font-size-asian="20pt" style:font-weight-asian="bold" style:font-size-complex="20pt"/>
    </style:style>
    <style:style style:name="T6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7" style:family="text">
      <style:text-properties style:font-name="Arial" fo:font-size="11pt" fo:font-style="normal" officeooo:rsid="001e2b5f" style:font-size-asian="10.5pt" style:font-style-asian="normal" style:font-style-complex="normal"/>
    </style:style>
    <style:style style:name="T8" style:family="text">
      <style:text-properties style:font-name="Arial" fo:font-size="11pt" fo:font-style="normal" officeooo:rsid="00132fdb" style:font-size-asian="10.5pt" style:font-style-asian="normal" style:font-style-complex="normal"/>
    </style:style>
    <style:style style:name="T9" style:family="text">
      <style:text-properties style:font-name="Arial" fo:font-size="11pt" fo:font-style="normal" officeooo:rsid="0016c155" style:font-size-asian="10.5pt" style:font-style-asian="normal" style:font-style-complex="normal"/>
    </style:style>
    <style:style style:name="T10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16c155" style:font-size-asian="10.5pt" style:font-style-asian="normal" style:font-weight-asian="normal" style:font-style-complex="normal" style:font-weight-complex="normal"/>
    </style:style>
    <style:style style:name="T12" style:family="text">
      <style:text-properties officeooo:rsid="00065cbb"/>
    </style:style>
    <style:style style:name="T13" style:family="text">
      <style:text-properties officeooo:rsid="000f9289"/>
    </style:style>
    <style:style style:name="T14" style:family="text">
      <style:text-properties officeooo:rsid="001062cd"/>
    </style:style>
    <style:style style:name="T15" style:family="text">
      <style:text-properties officeooo:rsid="0017007b"/>
    </style:style>
    <style:style style:name="T16" style:family="text">
      <style:text-properties officeooo:rsid="0012c5e1"/>
    </style:style>
    <style:style style:name="T17" style:family="text">
      <style:text-properties officeooo:rsid="00153f50"/>
    </style:style>
    <style:style style:name="T18" style:family="text">
      <style:text-properties fo:font-variant="normal" fo:text-transform="none" style:use-window-font-color="true" fo:letter-spacing="normal" fo:font-style="normal" fo:font-weight="normal" officeooo:rsid="001e2b5f"/>
    </style:style>
    <style:style style:name="T19" style:family="text">
      <style:text-properties fo:font-variant="normal" fo:text-transform="none" style:use-window-font-color="true" fo:letter-spacing="normal" fo:font-style="normal" fo:font-weight="normal" officeooo:rsid="0016c155"/>
    </style:style>
    <style:style style:name="T20" style:family="text">
      <style:text-properties officeooo:rsid="00132fdb"/>
    </style:style>
    <style:style style:name="T21" style:family="text">
      <style:text-properties fo:font-weight="normal" officeooo:rsid="0012f029" style:font-weight-asian="normal" style:font-weight-complex="normal"/>
    </style:style>
    <style:style style:name="T22" style:family="text">
      <style:text-properties fo:font-weight="normal" officeooo:rsid="0012f802" style:font-weight-asian="normal" style:font-weight-complex="normal"/>
    </style:style>
    <style:style style:name="T23" style:family="text">
      <style:text-properties officeooo:rsid="001e2b5f"/>
    </style:style>
    <style:style style:name="T24" style:family="text">
      <style:text-properties fo:font-size="11pt" fo:font-weight="normal" officeooo:rsid="0012f029" style:font-size-asian="10.5pt" style:font-weight-asian="normal" style:font-weight-complex="normal"/>
    </style:style>
    <style:style style:name="T25" style:family="text">
      <style:text-properties fo:font-size="11pt" fo:font-weight="normal" officeooo:rsid="001e2b5f" style:font-size-asian="10.5pt" style:font-weight-asian="normal" style:font-weight-complex="normal"/>
    </style:style>
    <style:style style:name="T26" style:family="text">
      <style:text-properties fo:font-size="11pt" fo:font-weight="normal" officeooo:rsid="00132fdb" style:font-size-asian="10.5pt" style:font-weight-asian="normal" style:font-weight-complex="normal"/>
    </style:style>
    <style:style style:name="T27" style:family="text">
      <style:text-properties fo:font-size="11pt" fo:font-weight="normal" officeooo:rsid="0016c155" style:font-size-asian="10.5pt" style:font-weight-asian="normal" style:font-weight-complex="normal"/>
    </style:style>
    <style:style style:name="T28" style:family="text">
      <style:text-properties officeooo:rsid="0016c155"/>
    </style:style>
    <style:style style:name="T29" style:family="text">
      <style:text-properties officeooo:rsid="0018264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DE. IES Haría</text:p>
      <text:p text:style-name="P1"><text:span text:style-name="T5">UT4. </text:span><text:span text:style-name="T14">Prueba práctica. Parte 1</text:span></text:p>
      <text:p text:style-name="P23"/>
      <text:p text:style-name="P23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Dirección </text:p>
          </table:table-cell>
          <table:table-cell table:style-name="Tabla7.B1" office:value-type="string">
            <text:p text:style-name="P3">Clase</text:p>
          </table:table-cell>
        </table:table-row>
        <table:table-row>
          <table:table-cell table:style-name="Tabla7.A8" office:value-type="string">
            <text:p text:style-name="P12">172.30.245.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2">191</text:span>.<text:span text:style-name="T12">23</text:span>.<text:span text:style-name="T13">2</text:span>1.<text:span text:style-name="T13">5</text:span>1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3.11.35.<text:span text:style-name="T12">2</text:span>3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3">195</text:span>.1.<text:span text:style-name="T12">2</text:span>34.<text:span text:style-name="T12">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6" office:value-type="string">
            <text:p text:style-name="P11"><text:span text:style-name="T12">230</text:span>.33.12.3</text:p>
          </table:table-cell>
          <table:table-cell table:style-name="Tabla7.B6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1<text:span text:style-name="T13">000</text:span>01000010000100101100<text:span text:style-name="T12">1111111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3">1</text:span>1011111100111000001110000101100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9" office:value-type="string">
            <text:p text:style-name="P11"><text:span text:style-name="T12">1110</text:span>0101000010000111110100100010</text:p>
          </table:table-cell>
          <table:table-cell table:style-name="Tabla7.B9" office:value-type="string">
            <text:p text:style-name="P4"/>
          </table:table-cell>
        </table:table-row>
      </table:table>
      <text:p text:style-name="P2"/>
      <text:p text:style-name="Standard"><text:span text:style-name="T13">2</text:span>. Dadas las siguientes direcciones IP <text:span text:style-name="T13">con clase </text:span>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Dirección </text:p>
          </table:table-cell>
          <table:table-cell table:style-name="Tabla9.A1" office:value-type="string">
            <text:p text:style-name="P3">Dirección de red</text:p>
          </table:table-cell>
          <table:table-cell table:style-name="Tabla9.A1" office:value-type="string">
            <text:p text:style-name="P3">Dirección de broadcast </text:p>
          </table:table-cell>
          <table:table-cell table:style-name="Tabla9.D1" office:value-type="string">
            <text:p text:style-name="P3">Número de equipos</text:p>
          </table:table-cell>
        </table:table-row>
        <table:table-row>
          <table:table-cell table:style-name="Tabla9.A3" office:value-type="string">
            <text:p text:style-name="P14">24.35.4.1</text:p>
          </table:table-cell>
          <table:table-cell table:style-name="Tabla9.B2" office:value-type="string">
            <text:p text:style-name="P6"/>
          </table:table-cell>
          <table:table-cell table:style-name="Tabla9.C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>
          <table:table-cell table:style-name="Tabla9.A3" office:value-type="string">
            <text:p text:style-name="P14">195.240.13.11</text:p>
          </table:table-cell>
          <table:table-cell table:style-name="Tabla9.B3" office:value-type="string">
            <text:p text:style-name="P6"/>
          </table:table-cell>
          <table:table-cell table:style-name="Tabla9.C3" office:value-type="string">
            <text:p text:style-name="P6"/>
          </table:table-cell>
          <table:table-cell table:style-name="Tabla9.D3" office:value-type="string">
            <text:p text:style-name="P6"/>
          </table:table-cell>
        </table:table-row>
        <table:table-row>
          <table:table-cell table:style-name="Tabla9.A4" office:value-type="string">
            <text:p text:style-name="P13"><text:span text:style-name="T13">110</text:span>10100001000010010110010000001</text:p>
          </table:table-cell>
          <table:table-cell table:style-name="Tabla9.B4" office:value-type="string">
            <text:p text:style-name="P6"/>
          </table:table-cell>
          <table:table-cell table:style-name="Tabla9.C4" office:value-type="string">
            <text:p text:style-name="P6"/>
          </table:table-cell>
          <table:table-cell table:style-name="Tabla9.D4" office:value-type="string">
            <text:p text:style-name="P6"/>
          </table:table-cell>
        </table:table-row>
      </table:table>
      <text:p text:style-name="Standard"/>
      <text:p text:style-name="P18"><text:span text:style-name="T16">3</text:span>. Indicar a que tipo de direcciones <text:span text:style-name="T17">y el alcance </text:span><text:s/>de las siguientes <text:span text:style-name="T17">direcciones IPv6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Dirección IPv6</text:p>
          </table:table-cell>
          <table:table-cell table:style-name="Table1.A1" office:value-type="string">
            <text:p text:style-name="P8">Tipo</text:p>
          </table:table-cell>
          <table:table-cell table:style-name="Table1.C1" office:value-type="string">
            <text:p text:style-name="P10">Alcance</text:p>
          </table:table-cell>
        </table:table-row>
        <table:table-row>
          <table:table-cell table:style-name="Table1.A2" office:value-type="string">
            <text:p text:style-name="P15">f<text:span text:style-name="T14">e90</text:span>:<text:span text:style-name="T14">a</text:span>56:<text:span text:style-name="T14">11aa</text:span>::<text:span text:style-name="T14">efa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6">::<text:span text:style-name="T17">1</text:span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15">fc<text:span text:style-name="T14">1</text:span>1:<text:span text:style-name="T14">aa2</text:span>3:acd2::<text:span text:style-name="T14">f1</text:span>:30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5" office:value-type="string">
            <text:p text:style-name="P16">2a00:1450:4007:803::1017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15"><text:span text:style-name="T14">3</text:span>d00:a:b:17c2::1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</table:table-row>
      </table:table>
      <text:p text:style-name="P20"/>
      <text:p text:style-name="P21"><text:span text:style-name="T16">4</text:span>. <text:span text:style-name="T15">Comprimir al máximo las siguientes direcciones IPv6</text:span>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irección IPv6</text:p>
          </table:table-cell>
          <table:table-cell table:style-name="Table2.B1" office:value-type="string">
            <text:p text:style-name="P9">Dirección IPv6 Comprimida</text:p>
          </table:table-cell>
        </table:table-row>
        <table:table-row>
          <table:table-cell table:style-name="Table2.A3" office:value-type="string">
            <text:p text:style-name="P17"><text:span text:style-name="T14">3</text:span>00<text:span text:style-name="T14">0</text:span>:0ac5:0000:0000:00<text:span text:style-name="T14">00</text:span>:0000:<text:span text:style-name="T14">5</text:span>000:0001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7"><text:span text:style-name="T14">fea0</text:span>:0000:3<text:span text:style-name="T14">76</text:span>1:0000:0000:0000:0<text:span text:style-name="T14">f</text:span>00:1fe5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4" office:value-type="string">
            <text:p text:style-name="P17">2001:026a:3000:0000:0000:0<text:span text:style-name="T14">00</text:span>5:<text:span text:style-name="T14">98ff</text:span>:00af</text:p>
          </table:table-cell>
          <table:table-cell table:style-name="Table2.B4" office:value-type="string">
            <text:p text:style-name="P5"/>
          </table:table-cell>
        </table:table-row>
        <text:soft-page-break/>
        <table:table-row>
          <table:table-cell table:style-name="Table2.A5" office:value-type="string">
            <text:p text:style-name="P17">0000:0000:0000:0000:0000:0000:00<text:span text:style-name="T14">25</text:span>:0<text:span text:style-name="T14">e</text:span>23</text:p>
          </table:table-cell>
          <table:table-cell table:style-name="Table2.B5" office:value-type="string">
            <text:p text:style-name="P5"/>
          </table:table-cell>
        </table:table-row>
      </table:table>
      <text:p text:style-name="P22"/>
      <text:p text:style-name="P29"><text:span text:style-name="T19">5</text:span><text:span text:style-name="T20">. </text:span><text:span text:style-name="T6">Imaginemos que en una red de clase C con dirección 19</text:span><text:span text:style-name="T9">4</text:span><text:span text:style-name="T6">.3.</text:span><text:span text:style-name="T9">22</text:span><text:span text:style-name="T6">.0 queremos montar </text:span><text:span text:style-name="T9">6</text:span><text:span text:style-name="T6"> subredes ¿Cuantos bits le tenemos que quitar a la parte de host para crearlas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1"/>
          </table:table-cell>
        </table:table-row>
      </table:table>
      <text:p text:style-name="P28"/>
      <text:p text:style-name="P36"><text:span text:style-name="T21">¿De cuantos bits será nuestra máscara de red?</text:span><text:span text:style-name="T22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1"/>
          </table:table-cell>
        </table:table-row>
      </table:table>
      <text:p text:style-name="P32"/>
      <text:p text:style-name="P32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1"/>
          </table:table-cell>
        </table:table-row>
      </table:table>
      <text:p text:style-name="P34"/>
      <text:p text:style-name="P33">¿Cuáles podrían ser las direcciones de red de las <text:span text:style-name="T29">6</text:span>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1"/>
          </table:table-cell>
        </table:table-row>
      </table:table>
      <text:p text:style-name="P35"/>
      <text:p text:style-name="P37">¿Cuáles serían las direcciones de difusión de cada una de las subred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1"/>
          </table:table-cell>
        </table:table-row>
      </table:table>
      <text:p text:style-name="P26"/>
      <text:p text:style-name="P27"><text:span text:style-name="T24">Si a un router de esta organización le llega la dirección IP </text:span><text:span text:style-name="T10">19</text:span><text:span text:style-name="T11">4</text:span><text:span text:style-name="T10">.3.</text:span><text:span text:style-name="T11">22</text:span><text:span text:style-name="T10">.</text:span><text:span text:style-name="T11">137</text:span><text:span text:style-name="T24">. ¿</text:span><text:span text:style-name="T27">Cuál es la dirección de la </text:span><text:span text:style-name="T24">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1"/>
          </table:table-cell>
        </table:table-row>
      </table:table>
      <text:p text:style-name="P26"/>
      <text:p text:style-name="P25"><text:span text:style-name="T28">6</text:span>. ¿Cuál sería la máscara de red si necesitamos conectar <text:span text:style-name="T28">32767</text:span> equipos a una red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1"/>
          </table:table-cell>
        </table:table-row>
      </table:table>
      <text:p text:style-name="P2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 – </text:span><text:span text:style-name="MT3">parte 1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3-04T09:45:05.000547760</dc:date>
    <dc:creator>ivan </dc:creator>
    <meta:editing-duration>PT5H43M27S</meta:editing-duration>
    <meta:editing-cycles>44</meta:editing-cycles>
    <meta:generator>LibreOffice/4.2.8.2$Linux_X86_64 LibreOffice_project/420m0$Build-2</meta:generator>
    <meta:document-statistic meta:table-count="11" meta:image-count="1" meta:object-count="0" meta:page-count="2" meta:paragraph-count="45" meta:word-count="251" meta:character-count="1804" meta:non-whitespace-character-count="1591"/>
  </office:meta>
</office:document-meta>
</file>